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3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174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>
      <style:paragraph-properties fo:text-align="center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family="'Times New Roman'" style:font-family-generic="roman" style:font-pitch="variable" fo:font-size="8pt" style:font-size-asian="8pt" style:font-size-complex="8pt"/>
    </style:style>
    <style:style style:name="T1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family="'Times New Roman'" style:font-family-generic="roman" style:font-pitch="variabl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3" style:family="text">
      <style:text-properties fo:font-family="'Times New Roman'" style:font-family-generic="roman" style:font-pitch="variabl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2.159cm" svg:height="0.889cm" svg:x="9.255cm" svg:y="2.678cm">
          <text:p text:style-name="P1"><text:span text:style-name="T1">derivative</text:span></text:p>
        </draw:rect>
        <draw:ellipse draw:style-name="gr1" draw:text-style-name="P3" xml:id="id2" draw:id="id2" draw:layer="layout" svg:width="2.159cm" svg:height="0.889cm" svg:x="5.507cm" svg:y="4.856cm">
          <text:p text:style-name="P1"><text:span text:style-name="T2">computer </text:span></text:p>
          <text:p text:style-name="P1"><text:span text:style-name="T2">science</text:span></text:p>
        </draw:ellipse>
        <draw:connector draw:style-name="gr2" draw:text-style-name="P4" draw:layer="layout" draw:type="line" svg:x1="10.334cm" svg:y1="3.567cm" svg:x2="6.586cm" svg:y2="4.856cm" draw:start-shape="id1" draw:start-glue-point="2" draw:end-shape="id2" draw:end-glue-point="0" svg:d="M10334 3567l-3748 1289">
          <text:p/>
        </draw:connector>
        <draw:ellipse draw:style-name="gr1" draw:text-style-name="P3" xml:id="id3" draw:id="id3" draw:layer="layout" svg:width="2.159cm" svg:height="0.889cm" svg:x="13.007cm" svg:y="4.856cm">
          <text:p text:style-name="P1"><text:span text:style-name="T2">math</text:span></text:p>
        </draw:ellipse>
        <draw:connector draw:style-name="gr2" draw:text-style-name="P4" draw:layer="layout" draw:type="line" svg:x1="10.334cm" svg:y1="3.567cm" svg:x2="14.086cm" svg:y2="4.856cm" draw:start-shape="id1" draw:start-glue-point="2" draw:end-shape="id3" draw:end-glue-point="0" svg:d="M10334 3567l3752 1289">
          <text:p/>
        </draw:connector>
        <draw:frame draw:style-name="gr3" draw:text-style-name="P6" draw:layer="layout" svg:width="0.917cm" svg:height="0.573cm" svg:x="7.72cm" svg:y="3.756cm">
          <draw:text-box>
            <text:p text:style-name="P5"><text:span text:style-name="T3">low</text:span></text:p>
          </draw:text-box>
        </draw:frame>
        <draw:frame draw:style-name="gr3" draw:text-style-name="P6" draw:layer="layout" svg:width="1.01cm" svg:height="0.573cm" svg:x="12.021cm" svg:y="3.721cm">
          <draw:text-box>
            <text:p text:style-name="P5"><text:span text:style-name="T3">high</text:span></text:p>
          </draw:text-box>
        </draw:frame>
        <draw:rect draw:style-name="gr1" draw:text-style-name="P2" xml:id="id4" draw:id="id4" draw:layer="layout" svg:width="2.159cm" svg:height="0.889cm" svg:x="4.601cm" svg:y="6.878cm">
          <text:p text:style-name="P1"><text:span text:style-name="T1">computer</text:span></text:p>
        </draw:rect>
        <draw:frame draw:style-name="gr4" draw:text-style-name="P6" draw:layer="layout" svg:width="1.433cm" svg:height="0.573cm" svg:x="9.021cm" svg:y="4.556cm">
          <draw:text-box>
            <text:p text:style-name="P5"><text:span text:style-name="T3">medium</text:span></text:p>
          </draw:text-box>
        </draw:frame>
        <draw:connector draw:style-name="gr2" draw:text-style-name="P4" draw:layer="layout" draw:type="line" svg:x1="5.68cm" svg:y1="7.767cm" svg:x2="6.886cm" svg:y2="9.452cm" draw:start-shape="id4" draw:start-glue-point="2" draw:end-shape="id5" draw:end-glue-point="0" svg:d="M5680 7767l1206 1685">
          <text:p/>
        </draw:connector>
        <draw:ellipse draw:style-name="gr1" draw:text-style-name="P3" xml:id="id5" draw:id="id5" draw:layer="layout" svg:width="2.159cm" svg:height="0.884cm" svg:x="5.807cm" svg:y="9.452cm">
          <text:p text:style-name="P1"><text:span text:style-name="T2">computer</text:span></text:p>
          <text:p text:style-name="P1"><text:span text:style-name="T2">science</text:span></text:p>
        </draw:ellipse>
        <draw:frame draw:style-name="gr5" draw:text-style-name="P6" draw:layer="layout" svg:width="1.433cm" svg:height="0.573cm" svg:x="6.122cm" svg:y="8.156cm">
          <draw:text-box>
            <text:p text:style-name="P5"><text:span text:style-name="T3">medium</text:span></text:p>
          </draw:text-box>
        </draw:frame>
        <draw:connector draw:style-name="gr2" draw:text-style-name="P4" draw:layer="layout" draw:type="line" svg:x1="5.68cm" svg:y1="7.767cm" svg:x2="4.586cm" svg:y2="9.456cm" draw:start-shape="id4" draw:start-glue-point="2" draw:end-shape="id6" draw:end-glue-point="0" svg:d="M5680 7767l-1094 1689">
          <text:p/>
        </draw:connector>
        <draw:frame draw:style-name="gr3" draw:text-style-name="P6" draw:layer="layout" svg:width="0.917cm" svg:height="0.573cm" svg:x="4.423cm" svg:y="8.156cm">
          <draw:text-box>
            <text:p text:style-name="P5"><text:span text:style-name="T3">low</text:span></text:p>
          </draw:text-box>
        </draw:frame>
        <draw:ellipse draw:style-name="gr1" draw:text-style-name="P3" xml:id="id6" draw:id="id6" draw:layer="layout" svg:width="2.159cm" svg:height="0.889cm" svg:x="3.507cm" svg:y="9.456cm">
          <text:p text:style-name="P1"><text:span text:style-name="T2">math</text:span></text:p>
        </draw:ellipse>
        <draw:rect draw:style-name="gr1" draw:text-style-name="P2" xml:id="id7" draw:id="id7" draw:layer="layout" svg:width="2.159cm" svg:height="0.889cm" svg:x="9.306cm" svg:y="6.879cm">
          <text:p text:style-name="P1"><text:span text:style-name="T1">programming</text:span></text:p>
          <text:p text:style-name="P1"><text:span text:style-name="T1">language</text:span></text:p>
        </draw:rect>
        <draw:ellipse draw:style-name="gr1" draw:text-style-name="P3" xml:id="id8" draw:id="id8" draw:layer="layout" svg:width="2.159cm" svg:height="0.884cm" svg:x="8.207cm" svg:y="9.456cm">
          <text:p text:style-name="P1"><text:span text:style-name="T2">math</text:span></text:p>
        </draw:ellipse>
        <draw:ellipse draw:style-name="gr1" draw:text-style-name="P3" xml:id="id9" draw:id="id9" draw:layer="layout" svg:width="2.159cm" svg:height="0.884cm" svg:x="10.507cm" svg:y="9.456cm">
          <text:p text:style-name="P1"><text:span text:style-name="T2">computer</text:span></text:p>
          <text:p text:style-name="P1"><text:span text:style-name="T2">science</text:span></text:p>
        </draw:ellipse>
        <draw:connector draw:style-name="gr2" draw:text-style-name="P4" draw:layer="layout" draw:type="line" svg:x1="10.385cm" svg:y1="7.768cm" svg:x2="9.286cm" svg:y2="9.456cm" draw:start-shape="id7" draw:start-glue-point="2" draw:end-shape="id8" draw:end-glue-point="0" svg:d="M10385 7768l-1099 1688">
          <text:p/>
        </draw:connector>
        <draw:connector draw:style-name="gr2" draw:text-style-name="P4" draw:layer="layout" draw:type="line" svg:x1="10.385cm" svg:y1="7.768cm" svg:x2="11.586cm" svg:y2="9.456cm" draw:start-shape="id7" draw:start-glue-point="2" draw:end-shape="id9" draw:end-glue-point="0" svg:d="M10385 7768l1201 1688">
          <text:p/>
        </draw:connector>
        <draw:rect draw:style-name="gr1" draw:text-style-name="P2" xml:id="id10" draw:id="id10" draw:layer="layout" svg:width="2.159cm" svg:height="0.889cm" svg:x="14.006cm" svg:y="6.88cm">
          <text:p text:style-name="P1"><text:span text:style-name="T1">algorithm</text:span></text:p>
        </draw:rect>
        <draw:ellipse draw:style-name="gr1" draw:text-style-name="P3" xml:id="id11" draw:id="id11" draw:layer="layout" svg:width="2.159cm" svg:height="0.884cm" svg:x="12.907cm" svg:y="9.457cm">
          <text:p text:style-name="P1"><text:span text:style-name="T2">computer</text:span></text:p>
          <text:p text:style-name="P1"><text:span text:style-name="T2">science</text:span></text:p>
        </draw:ellipse>
        <draw:ellipse draw:style-name="gr1" draw:text-style-name="P3" xml:id="id12" draw:id="id12" draw:layer="layout" svg:width="2.159cm" svg:height="0.884cm" svg:x="15.207cm" svg:y="9.457cm">
          <text:p text:style-name="P1"><text:span text:style-name="T2">math</text:span></text:p>
        </draw:ellipse>
        <draw:connector draw:style-name="gr2" draw:text-style-name="P4" draw:layer="layout" draw:type="line" svg:x1="15.085cm" svg:y1="7.769cm" svg:x2="13.986cm" svg:y2="9.457cm" draw:start-shape="id10" draw:start-glue-point="2" draw:end-shape="id11" draw:end-glue-point="0" svg:d="M15085 7769l-1099 1688">
          <text:p/>
        </draw:connector>
        <draw:connector draw:style-name="gr2" draw:text-style-name="P4" draw:layer="layout" draw:type="line" svg:x1="15.085cm" svg:y1="7.769cm" svg:x2="16.286cm" svg:y2="9.457cm" draw:start-shape="id10" draw:start-glue-point="2" draw:end-shape="id12" draw:end-glue-point="0" svg:d="M15085 7769l1201 1688">
          <text:p/>
        </draw:connector>
        <draw:custom-shape draw:style-name="gr6" draw:text-style-name="P4" xml:id="id13" draw:id="id13" draw:layer="layout" svg:width="0.127cm" svg:height="0.127cm" svg:x="10.244cm" svg:y="5.1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7" draw:text-style-name="P4" draw:layer="layout" draw:type="line" svg:x1="10.334cm" svg:y1="3.567cm" svg:x2="10.308cm" svg:y2="5.191cm" draw:start-shape="id1" draw:start-glue-point="2" draw:end-shape="id13" draw:end-glue-point="4" svg:d="M10334 3567l-26 1624">
          <text:p/>
        </draw:connector>
        <draw:connector draw:style-name="gr2" draw:text-style-name="P4" draw:layer="layout" draw:type="line" svg:x1="10.244cm" svg:y1="5.255cm" svg:x2="5.68cm" svg:y2="6.878cm" draw:start-shape="id13" draw:start-glue-point="6" draw:end-shape="id4" draw:end-glue-point="0" svg:d="M10244 5255l-4564 1623">
          <text:p/>
        </draw:connector>
        <draw:connector draw:style-name="gr2" draw:text-style-name="P4" draw:layer="layout" draw:type="line" svg:x1="10.308cm" svg:y1="5.318cm" svg:x2="10.385cm" svg:y2="6.879cm" draw:start-shape="id13" draw:start-glue-point="8" draw:end-shape="id7" draw:end-glue-point="0" svg:d="M10308 5318l77 1561">
          <text:p/>
        </draw:connector>
        <draw:connector draw:style-name="gr2" draw:text-style-name="P4" draw:layer="layout" draw:type="line" svg:x1="10.371cm" svg:y1="5.255cm" svg:x2="15.085cm" svg:y2="6.88cm" draw:start-shape="id13" draw:start-glue-point="10" draw:end-shape="id10" draw:end-glue-point="0" svg:d="M10371 5255l4714 1625">
          <text:p/>
        </draw:connector>
        <draw:frame draw:style-name="gr5" draw:text-style-name="P6" draw:layer="layout" svg:width="1.01cm" svg:height="0.573cm" svg:x="10.822cm" svg:y="8.157cm">
          <draw:text-box>
            <text:p text:style-name="P5"><text:span text:style-name="T3">high</text:span></text:p>
          </draw:text-box>
        </draw:frame>
        <draw:frame draw:style-name="gr3" draw:text-style-name="P6" draw:layer="layout" svg:width="0.917cm" svg:height="0.573cm" svg:x="9.123cm" svg:y="8.157cm">
          <draw:text-box>
            <text:p text:style-name="P5"><text:span text:style-name="T3">low</text:span></text:p>
          </draw:text-box>
        </draw:frame>
        <draw:frame draw:style-name="gr5" draw:text-style-name="P6" draw:layer="layout" svg:width="1.433cm" svg:height="0.573cm" svg:x="15.522cm" svg:y="8.157cm">
          <draw:text-box>
            <text:p text:style-name="P5"><text:span text:style-name="T3">medium</text:span></text:p>
          </draw:text-box>
        </draw:frame>
        <draw:frame draw:style-name="gr3" draw:text-style-name="P6" draw:layer="layout" svg:width="0.917cm" svg:height="0.573cm" svg:x="13.823cm" svg:y="8.157cm">
          <draw:text-box>
            <text:p text:style-name="P5"><text:span text:style-name="T3">lo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4-12-13T20:31:21.76</meta:creation-date>
    <dc:date>2014-12-13T22:05:57.50</dc:date>
    <dc:creator>Loc Nguyen</dc:creator>
    <meta:editing-duration>PT1H17M19S</meta:editing-duration>
    <meta:editing-cycles>35</meta:editing-cycles>
    <meta:generator>OpenOffice/4.1.0$Win32 OpenOffice.org_project/410m18$Build-9764</meta:generator>
    <meta:document-statistic meta:object-count="34"/>
  </office:meta>
</office:document-meta>
</file>